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Neue Helvetica'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6ce" officeooo:paragraph-rsid="000ef6ce"/>
    </style:style>
    <style:style style:name="P2" style:family="paragraph" style:parent-style-name="Standard">
      <style:text-properties officeooo:paragraph-rsid="000ef6ce"/>
    </style:style>
    <style:style style:name="P3" style:family="paragraph" style:parent-style-name="Standard">
      <style:text-properties fo:font-weight="bold" officeooo:paragraph-rsid="000ef6ce"/>
    </style:style>
    <style:style style:name="P4" style:family="paragraph" style:parent-style-name="Standard">
      <style:text-properties fo:font-weight="bold" officeooo:paragraph-rsid="00109e73"/>
    </style:style>
    <style:style style:name="P5" style:family="paragraph" style:parent-style-name="Standard">
      <style:text-properties fo:font-size="12pt" fo:font-weight="bold" officeooo:rsid="000f60e8" officeooo:paragraph-rsid="000f60e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0f60e8"/>
    </style:style>
    <style:style style:name="P7" style:family="paragraph" style:parent-style-name="Standard">
      <style:text-properties fo:font-size="12pt" fo:font-weight="bold" officeooo:paragraph-rsid="000fe1bb"/>
    </style:style>
    <style:style style:name="P8" style:family="paragraph" style:parent-style-name="Standard">
      <style:text-properties fo:font-size="12pt" fo:font-weight="bold" officeooo:paragraph-rsid="00109e73"/>
    </style:style>
    <style:style style:name="P9" style:family="paragraph" style:parent-style-name="Standard">
      <style:text-properties fo:font-size="12pt" fo:font-weight="bold" officeooo:paragraph-rsid="001102d4"/>
    </style:style>
    <style:style style:name="P10" style:family="paragraph" style:parent-style-name="Standard">
      <style:text-properties fo:font-size="12pt" fo:font-weight="bold" officeooo:paragraph-rsid="0015b370"/>
    </style:style>
    <style:style style:name="P11" style:family="paragraph" style:parent-style-name="Standard">
      <style:text-properties fo:font-size="10pt" fo:font-weight="bold" officeooo:paragraph-rsid="000ef6ce"/>
    </style:style>
    <style:style style:name="P12" style:family="paragraph" style:parent-style-name="Standard">
      <style:text-properties fo:font-size="10pt" fo:font-weight="bold" officeooo:paragraph-rsid="000f60e8"/>
    </style:style>
    <style:style style:name="P13" style:family="paragraph" style:parent-style-name="Standard">
      <style:text-properties fo:font-size="10pt" fo:font-weight="bold" officeooo:paragraph-rsid="001102d4"/>
    </style:style>
    <style:style style:name="P14" style:family="paragraph" style:parent-style-name="Standard">
      <style:text-properties fo:font-size="10pt" fo:font-weight="bold" officeooo:paragraph-rsid="0013e601"/>
    </style:style>
    <style:style style:name="P15" style:family="paragraph" style:parent-style-name="Standard">
      <style:text-properties officeooo:paragraph-rsid="000fe1bb"/>
    </style:style>
    <style:style style:name="P16" style:family="paragraph" style:parent-style-name="Standard">
      <style:text-properties fo:font-size="13pt" fo:font-weight="bold" officeooo:rsid="00152f3d" officeooo:paragraph-rsid="00152f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70eaa" officeooo:paragraph-rsid="00170eaa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size="11pt" fo:font-weight="bold" officeooo:rsid="0013e601" officeooo:paragraph-rsid="00152f3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paragraph-rsid="0013e601"/>
    </style:style>
    <style:style style:name="P20" style:family="paragraph" style:parent-style-name="Standard">
      <style:text-properties fo:font-size="11pt" fo:font-weight="bold" officeooo:paragraph-rsid="0015b370"/>
    </style:style>
    <style:style style:name="P21" style:family="paragraph" style:parent-style-name="Standard">
      <style:text-properties fo:font-size="11pt" fo:font-weight="bold" officeooo:paragraph-rsid="00152f3d"/>
    </style:style>
    <style:style style:name="P22" style:family="paragraph" style:parent-style-name="Standard">
      <style:text-properties fo:font-size="11pt" fo:font-weight="bold" officeooo:paragraph-rsid="00170eaa"/>
    </style:style>
    <style:style style:name="P23" style:family="paragraph" style:parent-style-name="Standard">
      <style:text-properties fo:font-size="11pt" fo:font-weight="bold" officeooo:rsid="00187893" officeooo:paragraph-rsid="00187893" style:font-size-asian="9.60000038146973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paragraph-rsid="00187893"/>
    </style:style>
    <style:style style:name="P25" style:family="paragraph" style:parent-style-name="Standard">
      <style:text-properties officeooo:paragraph-rsid="0015b370"/>
    </style:style>
    <style:style style:name="P26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normal" officeooo:rsid="000ef6ce" officeooo:paragraph-rsid="000ef6ce"/>
    </style:style>
    <style:style style:name="P27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0ef6ce" officeooo:paragraph-rsid="000ef6ce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0ef6ce" officeooo:paragraph-rsid="000ef6ce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109e73" officeooo:paragraph-rsid="00109e73" style:font-size-asian="12pt" style:font-size-complex="12pt"/>
    </style:style>
    <style:style style:name="P30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0f60e8" officeooo:paragraph-rsid="000ef6ce"/>
    </style:style>
    <style:style style:name="P31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152f3d" officeooo:paragraph-rsid="0013e601" style:font-size-asian="11pt" style:font-weight-asian="bold" style:font-size-complex="11pt" style:font-weight-complex="bold"/>
    </style:style>
    <style:style style:name="P32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170eaa" officeooo:paragraph-rsid="00170eaa"/>
    </style:style>
    <style:style style:name="P33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bold" officeooo:rsid="000fe1bb" officeooo:paragraph-rsid="000fe1bb" style:font-weight-asian="bold" style:font-weight-complex="bold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f60e8" officeooo:paragraph-rsid="000f60e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fe1bb" officeooo:paragraph-rsid="000fe1b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09e73" officeooo:paragraph-rsid="00109e73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102d4" officeooo:paragraph-rsid="001102d4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b370" officeooo:paragraph-rsid="0015b370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b370" officeooo:paragraph-rsid="00152f3d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3e601" officeooo:paragraph-rsid="0013e601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52f3d" officeooo:paragraph-rsid="00152f3d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0ef6ce" officeooo:paragraph-rsid="000ef6ce" style:font-size-asian="13pt" style:font-weight-asian="bold" style:font-size-complex="13pt" style:font-weight-complex="bold"/>
    </style:style>
    <style:style style:name="P43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152f3d" officeooo:paragraph-rsid="00152f3d" style:font-size-asian="13pt" style:font-weight-asian="bold" style:font-size-complex="13pt" style:font-weight-complex="bold"/>
    </style:style>
    <style:style style:name="P44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170eaa" officeooo:paragraph-rsid="00170eaa" style:font-size-asian="13pt" style:font-weight-asian="bold" style:font-size-complex="13pt" style:font-weight-complex="bold"/>
    </style:style>
    <style:style style:name="P45" style:family="paragraph" style:parent-style-name="Standard">
      <style:text-properties fo:font-variant="normal" fo:text-transform="none" fo:color="#222222" style:font-name="Liberation Serif" fo:font-size="10pt" fo:letter-spacing="normal" fo:font-style="normal" fo:font-weight="bold" officeooo:rsid="000f60e8" officeooo:paragraph-rsid="000f60e8" style:font-size-asian="8.75pt" style:font-weight-asian="bold" style:font-size-complex="10pt" style:font-weight-complex="bold"/>
    </style:style>
    <style:style style:name="P46" style:family="paragraph" style:parent-style-name="Standard">
      <style:text-properties fo:font-variant="normal" fo:text-transform="none" fo:color="#222222" style:font-name="Liberation Serif" fo:font-size="10pt" fo:letter-spacing="normal" fo:font-style="normal" fo:font-weight="bold" officeooo:rsid="0013e601" officeooo:paragraph-rsid="0013e601" style:font-size-asian="8.75pt" style:font-weight-asian="bold" style:font-size-complex="10pt" style:font-weight-complex="bold"/>
    </style:style>
    <style:style style:name="P47" style:family="paragraph" style:parent-style-name="Standard">
      <style:text-properties fo:font-variant="normal" fo:text-transform="none" fo:color="#222222" style:font-name="Liberation Serif" fo:font-size="10pt" fo:letter-spacing="normal" fo:font-style="normal" fo:font-weight="bold" officeooo:rsid="00152f3d" officeooo:paragraph-rsid="00152f3d" style:font-size-asian="10pt" style:font-weight-asian="bold" style:font-size-complex="10pt" style:font-weight-complex="bold"/>
    </style:style>
    <style:style style:name="P48" style:family="paragraph" style:parent-style-name="Standard">
      <style:text-properties fo:font-variant="normal" fo:text-transform="none" fo:color="#222222" style:font-name="Liberation Serif" fo:font-size="11pt" fo:letter-spacing="normal" fo:font-style="normal" fo:font-weight="bold" officeooo:rsid="0015b370" officeooo:paragraph-rsid="0015b370" style:font-size-asian="9.60000038146973pt" style:font-weight-asian="bold" style:font-size-complex="11pt" style:font-weight-complex="bold"/>
    </style:style>
    <style:style style:name="P49" style:family="paragraph" style:parent-style-name="Standard">
      <style:text-properties fo:font-variant="normal" fo:text-transform="none" fo:color="#222222" style:font-name="Liberation Serif" fo:font-size="10pt" fo:letter-spacing="normal" fo:font-style="normal" fo:font-weight="normal" officeooo:rsid="00170eaa" officeooo:paragraph-rsid="00170eaa" style:font-size-asian="8.75pt" style:font-weight-asian="normal" style:font-size-complex="10pt" style:font-weight-complex="normal"/>
    </style:style>
    <style:style style:name="P50" style:family="paragraph" style:parent-style-name="Standard">
      <style:text-properties fo:font-variant="normal" fo:text-transform="none" fo:color="#222222" style:font-name="Liberation Serif" fo:font-size="13pt" fo:letter-spacing="normal" fo:font-style="normal" fo:font-weight="bold" officeooo:rsid="00187893" officeooo:paragraph-rsid="00187893" style:font-size-asian="11.3500003814697pt" style:font-weight-asian="bold" style:font-size-complex="13pt" style:font-weight-complex="bold"/>
    </style:style>
    <style:style style:name="P51" style:family="paragraph" style:parent-style-name="Standard">
      <style:text-properties fo:font-variant="normal" fo:text-transform="none" fo:color="#222222" style:font-name="Liberation Serif" fo:font-size="10.5pt" fo:letter-spacing="normal" fo:font-style="normal" fo:font-weight="normal" officeooo:rsid="00187893" officeooo:paragraph-rsid="00187893" style:font-weight-asian="normal" style:font-weight-complex="normal"/>
    </style:style>
    <style:style style:name="P52" style:family="paragraph" style:parent-style-name="Standard">
      <style:text-properties fo:font-variant="normal" fo:text-transform="none" fo:color="#222222" style:font-name="Liberation Serif" fo:font-size="11pt" fo:letter-spacing="normal" fo:font-style="normal" fo:font-weight="bold" officeooo:rsid="00187893" officeooo:paragraph-rsid="00187893" style:font-size-asian="9.60000038146973pt" style:font-weight-asian="bold" style:font-size-complex="11pt" style:font-weight-complex="bold"/>
    </style:style>
    <style:style style:name="P53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87893" officeooo:paragraph-rsid="00187893" style:font-size-asian="10.5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paragraph-rsid="001ba92b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officeooo:rsid="000ef6ce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0ef6ce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bold" officeooo:rsid="000ef6ce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style:font-size-asian="10.5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officeooo:rsid="00187893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8" style:family="text">
      <style:text-properties fo:font-variant="normal" fo:text-transform="none" fo:color="#222222" style:font-name="Liberation Serif" fo:font-size="10.5pt" fo:letter-spacing="normal" fo:font-style="normal" fo:font-weight="normal" officeooo:rsid="000ef6ce"/>
    </style:style>
    <style:style style:name="T9" style:family="text">
      <style:text-properties fo:font-variant="normal" fo:text-transform="none" fo:color="#222222" style:font-name="Liberation Serif" fo:font-size="10.5pt" fo:letter-spacing="normal" fo:font-style="normal" fo:font-weight="normal" officeooo:rsid="000ef6ce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22222" style:font-name="Liberation Serif" fo:font-size="10.5pt" fo:letter-spacing="normal" fo:font-style="normal" fo:font-weight="normal" officeooo:rsid="000fe1bb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22222" style:font-name="Liberation Serif" fo:font-size="10.5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22222" style:font-name="Liberation Serif" fo:font-size="10.5pt" fo:letter-spacing="normal" fo:font-style="normal" fo:font-weight="normal" officeooo:rsid="00109e73" style:font-size-asian="12pt" style:font-size-complex="12pt"/>
    </style:style>
    <style:style style:name="T13" style:family="text">
      <style:text-properties fo:font-variant="normal" fo:text-transform="none" fo:color="#222222" style:font-name="Liberation Serif" fo:font-size="10.5pt" fo:letter-spacing="normal" fo:font-style="normal" fo:font-weight="normal" officeooo:rsid="000f60e8"/>
    </style:style>
    <style:style style:name="T14" style:family="text">
      <style:text-properties fo:font-variant="normal" fo:text-transform="none" fo:color="#222222" style:font-name="Liberation Serif" fo:font-size="10.5pt" fo:letter-spacing="normal" fo:font-style="normal" fo:font-weight="normal" officeooo:rsid="000fe1bb"/>
    </style:style>
    <style:style style:name="T15" style:family="text">
      <style:text-properties fo:font-variant="normal" fo:text-transform="none" fo:color="#222222" style:font-name="Liberation Serif" fo:font-size="10.5pt" fo:letter-spacing="normal" fo:font-style="normal" fo:font-weight="normal" officeooo:rsid="001102d4"/>
    </style:style>
    <style:style style:name="T16" style:family="text">
      <style:text-properties fo:font-variant="normal" fo:text-transform="none" fo:color="#222222" style:font-name="Liberation Serif" fo:font-size="10.5pt" fo:letter-spacing="normal" fo:font-style="normal" fo:font-weight="normal" officeooo:rsid="0013e601"/>
    </style:style>
    <style:style style:name="T17" style:family="text">
      <style:text-properties fo:font-variant="normal" fo:text-transform="none" fo:color="#222222" style:font-name="Liberation Serif" fo:font-size="10.5pt" fo:letter-spacing="normal" fo:font-style="normal" fo:font-weight="normal" officeooo:rsid="00152f3d"/>
    </style:style>
    <style:style style:name="T18" style:family="text">
      <style:text-properties fo:font-variant="normal" fo:text-transform="none" fo:color="#222222" style:font-name="Liberation Serif" fo:font-size="10.5pt" fo:letter-spacing="normal" fo:font-style="normal" fo:font-weight="normal" officeooo:rsid="0013e601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222222" style:font-name="Liberation Serif" fo:font-size="10.5pt" fo:letter-spacing="normal" fo:font-style="normal" fo:font-weight="normal" officeooo:rsid="00152f3d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222222" style:font-name="Liberation Serif" fo:font-size="10.5pt" fo:letter-spacing="normal" fo:font-style="normal" fo:font-weight="normal" officeooo:rsid="0015b370"/>
    </style:style>
    <style:style style:name="T21" style:family="text">
      <style:text-properties fo:font-variant="normal" fo:text-transform="none" fo:color="#222222" style:font-name="Liberation Serif" fo:font-size="10.5pt" fo:letter-spacing="normal" fo:font-style="normal" fo:font-weight="normal" officeooo:rsid="0015b370" style:font-size-asian="9.60000038146973pt" style:font-weight-asian="bold" style:font-size-complex="11pt" style:font-weight-complex="bold"/>
    </style:style>
    <style:style style:name="T22" style:family="text">
      <style:text-properties fo:font-variant="normal" fo:text-transform="none" fo:color="#222222" style:font-name="Liberation Serif" fo:font-size="10.5pt" fo:letter-spacing="normal" fo:font-style="normal" fo:font-weight="normal" officeooo:rsid="0016175c" style:font-size-asian="9.60000038146973pt" style:font-weight-asian="bold" style:font-size-complex="11pt" style:font-weight-complex="bold"/>
    </style:style>
    <style:style style:name="T23" style:family="text">
      <style:text-properties fo:font-variant="normal" fo:text-transform="none" fo:color="#222222" style:font-name="Liberation Serif" fo:font-size="10.5pt" fo:letter-spacing="normal" fo:font-style="normal" fo:font-weight="normal" officeooo:rsid="00170eaa" style:font-size-asian="9.60000038146973pt" style:font-weight-asian="bold" style:font-size-complex="11pt" style:font-weight-complex="bold"/>
    </style:style>
    <style:style style:name="T24" style:family="text">
      <style:text-properties fo:font-variant="normal" fo:text-transform="none" fo:color="#222222" style:font-name="Liberation Serif" fo:font-size="10.5pt" fo:letter-spacing="normal" fo:font-style="normal" fo:font-weight="normal" officeooo:rsid="00170eaa"/>
    </style:style>
    <style:style style:name="T25" style:family="text">
      <style:text-properties fo:font-variant="normal" fo:text-transform="none" fo:color="#222222" style:font-name="Liberation Serif" fo:font-size="10.5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222222" style:font-name="Liberation Serif" fo:font-size="10.5pt" fo:letter-spacing="normal" fo:font-style="normal" fo:font-weight="normal" officeooo:rsid="00187893" style:font-weight-asian="normal" style:font-weight-complex="normal"/>
    </style:style>
    <style:style style:name="T27" style:family="text">
      <style:text-properties fo:font-variant="normal" fo:text-transform="none" fo:color="#222222" style:font-name="Liberation Serif" fo:font-size="10.5pt" fo:letter-spacing="normal" fo:font-style="normal" fo:font-weight="normal" officeooo:rsid="001a77ee"/>
    </style:style>
    <style:style style:name="T28" style:family="text">
      <style:text-properties fo:font-variant="normal" fo:text-transform="none" fo:color="#222222" style:font-name="Liberation Serif" fo:font-size="10.5pt" fo:letter-spacing="normal" fo:font-style="normal" fo:font-weight="normal" officeooo:rsid="001b73d5"/>
    </style:style>
    <style:style style:name="T29" style:family="text">
      <style:text-properties fo:font-variant="normal" fo:text-transform="none" fo:color="#222222" style:font-name="Liberation Serif" fo:font-size="10.5pt" fo:letter-spacing="normal" fo:font-style="normal" officeooo:rsid="000fe1bb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22222" style:font-name="Liberation Serif" fo:font-size="10.5pt" fo:letter-spacing="normal" fo:font-style="normal" officeooo:rsid="000ef6ce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22222" style:font-name="Liberation Serif" fo:font-size="10.5pt" fo:letter-spacing="normal" fo:font-style="normal" officeooo:rsid="00109e73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22222" style:font-name="Liberation Serif" fo:font-size="10.5pt" fo:letter-spacing="normal" fo:font-style="normal" officeooo:rsid="000ef6ce"/>
    </style:style>
    <style:style style:name="T33" style:family="text">
      <style:text-properties fo:font-variant="normal" fo:text-transform="none" fo:color="#222222" style:font-name="Liberation Serif" fo:font-size="10.5pt" fo:letter-spacing="normal" fo:font-style="normal" fo:font-weight="bold" officeooo:rsid="000fe1bb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22222" style:font-name="Liberation Serif" fo:font-size="10.5pt" fo:letter-spacing="normal" fo:font-style="normal" officeooo:rsid="000fe1bb" style:font-weight-asian="bold" style:font-weight-complex="bold"/>
    </style:style>
    <style:style style:name="T35" style:family="text">
      <style:text-properties fo:font-variant="normal" fo:text-transform="none" fo:color="#222222" style:font-name="Liberation Serif" fo:letter-spacing="normal" fo:font-style="normal"/>
    </style:style>
    <style:style style:name="T36" style:family="text">
      <style:text-properties fo:font-variant="normal" fo:text-transform="none" fo:color="#222222" style:font-name="Liberation Serif" fo:letter-spacing="normal" fo:font-style="normal" officeooo:rsid="000ef6ce" style:font-size-asian="8.75pt" style:font-weight-asian="bold" style:font-size-complex="10pt" style:font-weight-complex="bold"/>
    </style:style>
    <style:style style:name="T37" style:family="text">
      <style:text-properties fo:font-variant="normal" fo:text-transform="none" fo:color="#222222" style:font-name="Liberation Serif" fo:letter-spacing="normal" fo:font-style="normal" officeooo:rsid="000f60e8" style:font-size-asian="8.75pt" style:font-weight-asian="bold" style:font-size-complex="10pt" style:font-weight-complex="bold"/>
    </style:style>
    <style:style style:name="T38" style:family="text">
      <style:text-properties fo:font-variant="normal" fo:text-transform="none" fo:color="#222222" style:font-name="Liberation Serif" fo:letter-spacing="normal" fo:font-style="normal" officeooo:rsid="001102d4" style:font-size-asian="8.75pt" style:font-weight-asian="bold" style:font-size-complex="10pt" style:font-weight-complex="bold"/>
    </style:style>
    <style:style style:name="T39" style:family="text">
      <style:text-properties fo:font-variant="normal" fo:text-transform="none" fo:color="#222222" style:font-name="Liberation Serif" fo:letter-spacing="normal" fo:font-style="normal" officeooo:rsid="00109e73" style:font-size-asian="10.5pt" style:font-weight-asian="bold" style:font-size-complex="12pt" style:font-weight-complex="bold"/>
    </style:style>
    <style:style style:name="T40" style:family="text">
      <style:text-properties fo:font-variant="normal" fo:text-transform="none" fo:color="#222222" style:font-name="Liberation Serif" fo:letter-spacing="normal" fo:font-style="normal" officeooo:rsid="001102d4" style:font-size-asian="10.5pt" style:font-weight-asian="bold" style:font-size-complex="12pt" style:font-weight-complex="bold"/>
    </style:style>
    <style:style style:name="T41" style:family="text">
      <style:text-properties fo:font-variant="normal" fo:text-transform="none" fo:color="#222222" style:font-name="Liberation Serif" fo:letter-spacing="normal" fo:font-style="normal" officeooo:rsid="0013e601" style:font-size-asian="10.5pt" style:font-weight-asian="bold" style:font-size-complex="12pt" style:font-weight-complex="bold"/>
    </style:style>
    <style:style style:name="T42" style:family="text">
      <style:text-properties fo:font-variant="normal" fo:text-transform="none" fo:color="#222222" style:font-name="Liberation Serif" fo:letter-spacing="normal" fo:font-style="normal" officeooo:rsid="0015b370" style:font-size-asian="10.5pt" style:font-weight-asian="bold" style:font-size-complex="12pt" style:font-weight-complex="bold"/>
    </style:style>
    <style:style style:name="T43" style:family="text">
      <style:text-properties fo:font-variant="normal" fo:text-transform="none" fo:color="#222222" style:font-name="Liberation Serif" fo:letter-spacing="normal" fo:font-style="normal" officeooo:rsid="0013e601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fo:color="#222222" style:font-name="Liberation Serif" fo:letter-spacing="normal" fo:font-style="normal" officeooo:rsid="00170eaa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222222" style:font-name="Liberation Serif" fo:letter-spacing="normal" fo:font-style="normal" officeooo:rsid="0015b370"/>
    </style:style>
    <style:style style:name="T46" style:family="text">
      <style:text-properties fo:font-variant="normal" fo:text-transform="none" fo:color="#222222" style:font-name="Liberation Serif" fo:letter-spacing="normal" fo:font-style="normal" officeooo:rsid="0015b370" style:font-size-asian="9.60000038146973pt" style:font-weight-asian="bold" style:font-size-complex="11pt" style:font-weight-complex="bold"/>
    </style:style>
    <style:style style:name="T47" style:family="text">
      <style:text-properties fo:font-variant="normal" fo:text-transform="none" fo:color="#222222" style:font-name="Liberation Serif" fo:letter-spacing="normal" fo:font-style="normal" officeooo:rsid="00170eaa" style:font-size-asian="9.60000038146973pt" style:font-weight-asian="bold" style:font-size-complex="11pt" style:font-weight-complex="bold"/>
    </style:style>
    <style:style style:name="T48" style:family="text">
      <style:text-properties fo:font-variant="normal" fo:text-transform="none" fo:color="#222222" style:font-name="Liberation Serif" fo:letter-spacing="normal" fo:font-style="normal" officeooo:rsid="00187893" style:font-size-asian="9.60000038146973pt" style:font-weight-asian="bold" style:font-size-complex="11pt" style:font-weight-complex="bold"/>
    </style:style>
    <style:style style:name="T49" style:family="text">
      <style:text-properties fo:font-variant="normal" fo:text-transform="none" fo:color="#222222" style:font-name="Liberation Serif" fo:letter-spacing="normal" fo:font-style="normal" officeooo:rsid="00170eaa"/>
    </style:style>
    <style:style style:name="T50" style:family="text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222222" style:font-name="Liberation Serif" fo:font-size="10pt" fo:letter-spacing="normal" fo:font-style="normal" fo:font-weight="normal" officeooo:rsid="000fe1bb" style:font-size-asian="10pt" style:font-size-complex="10pt"/>
    </style:style>
    <style:style style:name="T52" style:family="text">
      <style:text-properties fo:font-variant="normal" fo:text-transform="none" fo:color="#222222" style:font-name="Liberation Serif" fo:font-size="10pt" fo:letter-spacing="normal" fo:font-style="normal" fo:font-weight="normal" officeooo:rsid="0015b370" style:font-size-asian="10pt" style:font-size-complex="10pt"/>
    </style:style>
    <style:style style:name="T53" style:family="text">
      <style:text-properties fo:font-variant="normal" fo:text-transform="none" fo:color="#222222" style:font-name="Liberation Serif" fo:font-size="10pt" fo:letter-spacing="normal" fo:font-style="normal" fo:font-weight="normal" style:font-size-asian="8.75pt" style:font-size-complex="10pt"/>
    </style:style>
    <style:style style:name="T54" style:family="text">
      <style:text-properties fo:font-variant="normal" fo:text-transform="none" fo:color="#222222" style:font-name="Liberation Serif" fo:font-size="10pt" fo:letter-spacing="normal" fo:font-style="normal" fo:font-weight="normal" officeooo:rsid="00109e73" style:font-size-asian="8.75pt" style:font-size-complex="10pt"/>
    </style:style>
    <style:style style:name="T55" style:family="text">
      <style:text-properties fo:font-variant="normal" fo:text-transform="none" fo:color="#222222" style:font-name="Liberation Serif" fo:font-size="10pt" fo:letter-spacing="normal" fo:font-style="normal" fo:font-weight="normal" officeooo:rsid="0012f579" style:font-size-asian="8.75pt" style:font-size-complex="10pt"/>
    </style:style>
    <style:style style:name="T56" style:family="text">
      <style:text-properties fo:font-variant="normal" fo:text-transform="none" fo:color="#222222" style:font-name="Liberation Serif" fo:font-size="10pt" fo:letter-spacing="normal" fo:font-style="normal" fo:font-weight="normal" officeooo:rsid="0013e601" style:font-size-asian="8.75pt" style:font-size-complex="10pt"/>
    </style:style>
    <style:style style:name="T57" style:family="text">
      <style:text-properties fo:font-variant="normal" fo:text-transform="none" fo:color="#222222" style:font-name="Liberation Serif" fo:font-size="10pt" fo:letter-spacing="normal" fo:font-style="normal" fo:font-weight="normal" officeooo:rsid="001ba92b" style:font-size-asian="8.75pt" style:font-size-complex="10pt"/>
    </style:style>
    <style:style style:name="T58" style:family="text">
      <style:text-properties fo:font-variant="normal" fo:text-transform="none" fo:color="#222222" style:font-name="Liberation Serif" fo:font-size="10pt" fo:letter-spacing="normal" fo:font-style="normal" fo:font-weight="normal" style:font-size-asian="8.75pt" style:font-weight-asian="normal" style:font-size-complex="10pt" style:font-weight-complex="normal"/>
    </style:style>
    <style:style style:name="T59" style:family="text">
      <style:text-properties fo:font-variant="normal" fo:text-transform="none" fo:color="#222222" style:font-name="Liberation Serif" fo:font-size="10pt" fo:letter-spacing="normal" fo:font-style="normal" fo:font-weight="normal" officeooo:rsid="00170eaa" style:font-size-asian="8.75pt" style:font-weight-asian="normal" style:font-size-complex="10pt" style:font-weight-complex="normal"/>
    </style:style>
    <style:style style:name="T60" style:family="text">
      <style:text-properties fo:font-variant="normal" fo:text-transform="none" fo:color="#222222" style:font-name="Liberation Serif" fo:font-size="10pt" fo:letter-spacing="normal" fo:font-style="normal" style:font-size-asian="10pt" style:font-size-complex="10pt"/>
    </style:style>
    <style:style style:name="T61" style:family="text">
      <style:text-properties fo:font-variant="normal" fo:text-transform="none" fo:color="#222222" style:font-name="Liberation Serif" fo:font-size="10pt" fo:letter-spacing="normal" fo:font-style="normal" officeooo:rsid="000fe1bb" style:font-size-asian="10pt" style:font-size-complex="10pt"/>
    </style:style>
    <style:style style:name="T62" style:family="text">
      <style:text-properties fo:font-variant="normal" fo:text-transform="none" fo:color="#222222" style:font-name="Liberation Serif" fo:font-size="10pt" fo:letter-spacing="normal" fo:font-style="normal" officeooo:rsid="00109e73" style:font-size-asian="8.75pt" style:font-weight-asian="bold" style:font-size-complex="10pt" style:font-weight-complex="bold"/>
    </style:style>
    <style:style style:name="T63" style:family="text">
      <style:text-properties fo:font-variant="normal" fo:text-transform="none" fo:color="#222222" style:font-name="Liberation Serif" fo:font-size="10pt" fo:letter-spacing="normal" fo:font-style="normal" officeooo:rsid="001102d4" style:font-size-asian="8.75pt" style:font-weight-asian="bold" style:font-size-complex="10pt" style:font-weight-complex="bold"/>
    </style:style>
    <style:style style:name="T64" style:family="text">
      <style:text-properties fo:font-variant="normal" fo:text-transform="none" fo:color="#222222" style:font-name="Liberation Serif" fo:font-size="11pt" fo:letter-spacing="normal" fo:font-style="normal" officeooo:rsid="00109e73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222222" style:font-name="Liberation Serif" fo:font-size="11pt" fo:letter-spacing="normal" fo:font-style="normal" officeooo:rsid="000fe1bb" style:font-size-asian="11pt" style:font-weight-asian="bold" style:font-size-complex="11pt" style:font-weight-complex="bold"/>
    </style:style>
    <style:style style:name="T66" style:family="text">
      <style:text-properties fo:font-variant="normal" fo:text-transform="none" fo:color="#222222" style:font-name="Liberation Serif" fo:font-size="11pt" fo:letter-spacing="normal" fo:font-style="normal" officeooo:rsid="001102d4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fo:color="#222222" style:font-name="Liberation Serif" fo:font-size="11pt" fo:letter-spacing="normal" fo:font-style="normal" officeooo:rsid="0013e601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fo:color="#222222" style:font-name="Liberation Serif" fo:font-size="11pt" fo:letter-spacing="normal" fo:font-style="normal" officeooo:rsid="001ba92b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222222" style:font-name="Liberation Serif" fo:font-size="11pt" fo:letter-spacing="normal" fo:font-style="normal" officeooo:rsid="000ef6ce" style:font-size-asian="11pt" style:font-size-complex="11pt"/>
    </style:style>
    <style:style style:name="T70" style:family="text">
      <style:text-properties fo:font-variant="normal" fo:text-transform="none" fo:color="#222222" style:font-name="Liberation Serif" fo:font-size="11pt" fo:letter-spacing="normal" fo:font-style="normal" officeooo:rsid="000fe1bb" style:font-size-asian="11pt" style:font-size-complex="11pt"/>
    </style:style>
    <style:style style:name="T71" style:family="text">
      <style:text-properties fo:font-variant="normal" fo:text-transform="none" fo:color="#222222" style:font-name="Liberation Serif" fo:font-size="11pt" fo:letter-spacing="normal" fo:font-style="normal" fo:font-weight="bold" officeooo:rsid="000fe1bb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222222" style:font-name="Liberation Serif" fo:font-size="11pt" fo:letter-spacing="normal" fo:font-style="normal" fo:font-weight="bold" officeooo:rsid="0015b370" style:font-size-asian="9.60000038146973pt" style:font-weight-asian="bold" style:font-size-complex="11pt" style:font-weight-complex="bold"/>
    </style:style>
    <style:style style:name="T73" style:family="text">
      <style:text-properties fo:font-variant="normal" fo:text-transform="none" fo:color="#222222" style:font-name="Liberation Serif" fo:font-size="11pt" fo:letter-spacing="normal" fo:font-style="normal" fo:font-weight="normal" officeooo:rsid="001ba92b" style:font-size-asian="11pt" style:font-size-complex="11pt"/>
    </style:style>
    <style:style style:name="T74" style:family="text">
      <style:text-properties fo:font-variant="normal" fo:text-transform="none" fo:color="#222222" style:font-name="Liberation Serif" fo:font-size="9.5pt" fo:letter-spacing="normal" fo:font-style="normal" fo:font-weight="normal" style:font-size-asian="9.5pt" style:font-size-complex="9.5pt"/>
    </style:style>
    <style:style style:name="T75" style:family="text">
      <style:text-properties fo:font-variant="normal" fo:text-transform="none" fo:color="#222222" style:font-name="Liberation Serif" fo:font-size="9.5pt" fo:letter-spacing="normal" fo:font-style="normal" fo:font-weight="normal" officeooo:rsid="0013e601" style:font-size-asian="9.5pt" style:font-size-complex="9.5pt"/>
    </style:style>
    <style:style style:name="T76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normal" style:text-underline-style="none" fo:font-weight="normal" style:text-blinking="false"/>
    </style:style>
    <style:style style:name="T77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normal" style:text-underline-style="none" fo:font-weight="normal" officeooo:rsid="0016175c" style:text-blinking="false"/>
    </style:style>
    <style:style style:name="T78" style:family="text">
      <style:text-properties fo:font-variant="normal" fo:text-transform="none" fo:color="#000000" style:font-name="Liberation Serif" fo:font-size="10pt" fo:letter-spacing="normal" fo:font-style="normal" fo:font-weight="normal" officeooo:rsid="000fe1bb" fo:background-color="#eeeeee" loext:char-shading-value="0" style:font-size-asian="10pt" style:font-size-complex="10pt" loext:padding="0cm" loext:border="none"/>
    </style:style>
    <style:style style:name="T79" style:family="text">
      <style:text-properties fo:font-variant="normal" fo:text-transform="none" fo:color="#000000" style:font-name="Liberation Serif" fo:font-size="10pt" fo:letter-spacing="normal" fo:font-style="normal" fo:font-weight="normal" fo:background-color="#eeeeee" loext:char-shading-value="0" style:font-size-asian="10pt" style:font-size-complex="10pt" loext:padding="0cm" loext:border="none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ef6ce" style:font-weight-asian="bold" style:font-weight-complex="bold"/>
    </style:style>
    <style:style style:name="T82" style:family="text">
      <style:text-properties style:font-name="Liberation Serif" officeooo:rsid="000ef6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1">I</text:span><text:span text:style-name="T80">nstance</text:span></text:p>
      <text:p text:style-name="P2"><text:span text:style-name="T81">v$instance:</text:span><text:span text:style-name="T82"> </text:span><text:span text:style-name="T7">displays the state of the current instance. </text:span><text:span text:style-name="T8">(instance_number, instance_name, host_name, version, status, startup_time, ….)</text:span></text:p>
      <text:p text:style-name="P26"/>
      <text:p text:style-name="P27">SGA</text:p>
      <text:p text:style-name="P3"><text:span text:style-name="T1">v$sga: </text:span><text:span text:style-name="T2">displays summary information about the system global area </text:span><text:span text:style-name="T3">(name, value)</text:span></text:p>
      <text:p text:style-name="P2"><text:span text:style-name="T4">v$sgastat: </text:span><text:span text:style-name="T7">displays detailed information on the system global area </text:span><text:span text:style-name="T9">(pool, name, bytes)</text:span></text:p>
      <text:p text:style-name="P28"/>
      <text:p text:style-name="P34">SharedPool [</text:p>
      <text:p text:style-name="P5"><text:span text:style-name="T32"><text:tab/></text:span><text:span text:style-name="T69">Libra</text:span><text:span text:style-name="T70">ry cache</text:span></text:p>
      <text:p text:style-name="P6"><text:span text:style-name="T29"><text:tab/><text:tab/></text:span><text:span text:style-name="T65">v$sqltext:</text:span><text:span text:style-name="T29"> </text:span><text:span text:style-name="T14">displays the text of SQL statements belonging to shared SQL cursors in the SGA (address, hash_value, sql_id, command_type, piece, sql_text)</text:span></text:p>
      <text:p text:style-name="P6"><text:span text:style-name="T29"><text:tab/><text:tab/></text:span><text:span text:style-name="T65">v$sqlarea:</text:span><text:span text:style-name="T29"> </text:span><text:span text:style-name="T14">displays statistics on shared SQL areas and contains one row per SQL string. It provides statistics on SQL statements that are in memory, parsed, and ready for execution.</text:span><text:span text:style-name="T10"> (sql_text, sql_id, sharable_mem, persistent_mem, ….)</text:span></text:p>
      <text:p text:style-name="P15"><text:span text:style-name="T33"><text:tab/><text:tab/></text:span><text:span text:style-name="T71">v$sql:</text:span><text:span text:style-name="T33"> </text:span><text:span text:style-name="T51">lists statistics on shared SQL areas without the </text:span><text:span text:style-name="Source_20_Text"><text:span text:style-name="T78">GROUP BY</text:span></text:span><text:span text:style-name="T61"> </text:span><text:span text:style-name="T51">clause and contains one row for each child of the original SQL text entered. Statistics displayed in </text:span><text:span text:style-name="Source_20_Text"><text:span text:style-name="T78">V$SQL</text:span></text:span><text:span text:style-name="T61"> </text:span><text:span text:style-name="T51">are normally updated at the end of query execution. However, for long running queries, they are updated every 5 seconds. This makes it easy to see the impact of long running SQL statements while they are still in progress.</text:span><text:span text:style-name="T33"> </text:span><text:span text:style-name="T10">(sql_text, sql_id, sharable_mem, persistent_mem, ….)</text:span></text:p>
      <text:p text:style-name="P6"><text:span text:style-name="T29"><text:tab/><text:tab/></text:span><text:span text:style-name="T65">v$librarycache:</text:span><text:span text:style-name="T29"> </text:span><text:span text:style-name="T14">contains statistics about library cache performance and activity (namespace, gets, gethits, …)</text:span></text:p>
      <text:p text:style-name="P33"><text:tab/>Dictionnary cache</text:p>
      <text:p text:style-name="P7"><text:span text:style-name="T34"><text:tab/><text:tab/></text:span><text:span text:style-name="T65">v$rowcache:</text:span><text:span text:style-name="T34"> </text:span><text:span text:style-name="T7">displays statistics for data dictionary activity. Each row contains statistics for one data dictionary cache </text:span><text:span text:style-name="T14">(cache#, type, parameter, count, usage, ….)</text:span></text:p>
      <text:p text:style-name="P35">]</text:p>
      <text:p text:style-name="P36">DataBaseBufferCache</text:p>
      <text:p text:style-name="P4"><text:span text:style-name="T30"><text:tab/>v</text:span><text:span text:style-name="T31">$bh: </text:span><text:span text:style-name="T11">displays the status and number of pings for every buffer in the SGA. This is a Real Application Clusters view </text:span><text:span text:style-name="T12">(file#, block#, class#, status, ….)</text:span></text:p>
      <text:p text:style-name="P29"/>
      <text:p text:style-name="P36">RedoLogBuffer</text:p>
      <text:p text:style-name="P8"><text:span text:style-name="T39"><text:tab/></text:span><text:span text:style-name="T64">v$log:</text:span><text:span text:style-name="T62"> </text:span><text:span text:style-name="T53">displays log file information from the control file </text:span><text:span text:style-name="T54">(group#, bytes, blocksize, members,status, ….)</text:span></text:p>
      <text:p text:style-name="P8"><text:span text:style-name="T62"><text:tab/></text:span><text:span text:style-name="T64">v$log_history</text:span><text:span text:style-name="T62">: </text:span><text:span text:style-name="T53">displays log history information from the control file </text:span><text:span text:style-name="T54">(recid, stamp, first_Time, ...)</text:span></text:p>
      <text:p text:style-name="P28"/>
      <text:p text:style-name="P42">Process</text:p>
      <text:p text:style-name="P11"><text:span text:style-name="T36">v$process: </text:span><text:span text:style-name="T7">displays information about the currently active processes </text:span><text:span text:style-name="T13">(addr, PID, SPID, Pname, username, ….)</text:span></text:p>
      <text:p text:style-name="P30"/>
      <text:p text:style-name="P34">BgProcess</text:p>
      <text:p text:style-name="P12"><text:span text:style-name="T37">v$bgprocess: </text:span><text:span text:style-name="T7">displays information about the background processes </text:span><text:span text:style-name="T13">(Paddr, Pserial#, name, description, error)</text:span></text:p>
      <text:p text:style-name="P34"/>
      <text:p text:style-name="P34"/>
      <text:p text:style-name="P34">Database</text:p>
      <text:p text:style-name="P13"><text:span text:style-name="T38">v$database: </text:span><text:span text:style-name="T7">displays information about the database from the control file </text:span><text:span text:style-name="T15">(DBID, name, created, log_mode, ...)</text:span></text:p>
      <text:p text:style-name="P45"/>
      <text:p text:style-name="P37">File [</text:p>
      <text:p text:style-name="P37"><text:tab/>ControlFile</text:p>
      <text:p text:style-name="P9"><text:span text:style-name="T40"><text:tab/><text:tab/></text:span><text:span text:style-name="T66">v$controlfile:</text:span><text:span text:style-name="T63"> </text:span><text:span text:style-name="T53">This view lists the names of the control files </text:span><text:span text:style-name="T55">(status, name)</text:span></text:p>
      <text:p text:style-name="P37"><text:tab/>Logfile</text:p>
      <text:p text:style-name="P54"><text:span text:style-name="T40"><text:tab/><text:tab/></text:span><text:span text:style-name="T66">v$logfile: </text:span><text:span text:style-name="T53">This view contains information about redo log files </text:span><text:span text:style-name="T55">(groupe#, status, type, member, is_recovery_dest_file)</text:span></text:p>
      <text:p text:style-name="P37"><text:tab/>DataFile</text:p>
      <text:p text:style-name="P9"><text:span text:style-name="T40"><text:tab/><text:tab/></text:span><text:span text:style-name="T66">v$datafile: </text:span><text:span text:style-name="T53">This view contains datafile information from the control file </text:span><text:span text:style-name="T56">(file#, creation_change, creation_time, status, ….)</text:span></text:p>
      <text:p text:style-name="P9"><text:span text:style-name="T63"><text:tab/><text:tab/></text:span><text:span text:style-name="T66">dba_data_files:</text:span><text:span text:style-name="T63"> </text:span><text:span text:style-name="T74">describes database files </text:span><text:span text:style-name="T75">(file_name, file_id, tablespace_name, bytes, blocks, status, ….)</text:span></text:p>
      <text:p text:style-name="P10"><text:span text:style-name="T63"><text:tab/><text:tab/>DBA_FREE_SPACE: </text:span><text:span text:style-name="T53">describes the free extents in all tablespaces in the database </text:span><text:span text:style-name="T56">(tablespace_name, file_id, block_id, bytes, blocks, relative_fno)</text:span></text:p>
      <text:p text:style-name="P38">]</text:p>
      <text:p text:style-name="P38"><text:soft-page-break/></text:p>
      <text:p text:style-name="P10"><text:span text:style-name="T42">T</text:span><text:span text:style-name="T41">ablespace</text:span></text:p>
      <text:p text:style-name="P14"><text:span text:style-name="T67">v$tablespace: </text:span><text:span text:style-name="T7">This view displays tablespace information from the control file </text:span><text:span text:style-name="T16">(TS#, name, bigfile, included_in_database_backup, flashback_on, encrypt_in_backup) </text:span></text:p>
      <text:p text:style-name="P18"><text:span text:style-name="T35">dba_tablespaces: </text:span><text:span text:style-name="T7">describes all tablespaces in the database </text:span><text:span text:style-name="T17">(tablespace_name, block_size, initial_extent, status, ….)</text:span></text:p>
      <text:p text:style-name="P46"/>
      <text:p text:style-name="P40">Segment</text:p>
      <text:p text:style-name="P19"><text:span text:style-name="T43">dba_segments: </text:span><text:span text:style-name="T18">describes the storage allocated for all segments in the databas</text:span><text:span text:style-name="T19">e (owner, segment_name, partition_name, segment_type, tablespace_name, ….)</text:span></text:p>
      <text:p text:style-name="P31"/>
      <text:p text:style-name="P41">Extent</text:p>
      <text:p text:style-name="P20"><text:span text:style-name="T46">dba_extents: </text:span><text:span text:style-name="T7">describes the extents comprising the segments in all tablespaces in the database </text:span><text:span text:style-name="T20">(owner, segment_name, partition_name, segment_type, tablespace_name, extent_id, block_id, ….)</text:span></text:p>
      <text:p text:style-name="P41"/>
      <text:p text:style-name="P43">Block</text:p>
      <text:p text:style-name="P25"><text:span text:style-name="T72">v$parameter: </text:span><text:span text:style-name="T50">displays information about the initialization parameters that are currently in effect for the session. A new session inherits parameter values from the instance-wide values displayed by the </text:span><text:span text:style-name="Source_20_Text"><text:span text:style-name="T79">V$SYSTEM_PARAMETER</text:span></text:span><text:span text:style-name="T60"> </text:span><text:span text:style-name="T50">view </text:span><text:span text:style-name="T52">(num, name, type, value, display_value, ….)</text:span></text:p>
      <text:p text:style-name="P47"/>
      <text:p text:style-name="P16"><text:span text:style-name="T35">Object </text:span><text:span text:style-name="T45">[</text:span></text:p>
      <text:p text:style-name="P25"><text:span text:style-name="T72">dba_objects: </text:span><text:span text:style-name="T7">describes all objects in the database</text:span><text:span text:style-name="T76"> </text:span><text:span text:style-name="T77">(owner, object_name, subobject_name, object_id, object_type, ….)</text:span></text:p>
      <text:p text:style-name="P48"/>
      <text:p text:style-name="P39"><text:tab/>Table</text:p>
      <text:p text:style-name="P21"><text:span text:style-name="T46"><text:tab/><text:tab/>dba_tables: </text:span><text:span text:style-name="T20">describes all relational tables in the database</text:span><text:span text:style-name="T21"> </text:span><text:span text:style-name="T22">( owner, table_name, tablespace_name, cluster_name, status, ….)</text:span></text:p>
      <text:p text:style-name="P39"><text:tab/>Index</text:p>
      <text:p text:style-name="P21"><text:span text:style-name="T46"><text:tab/><text:tab/>dba_index</text:span><text:span text:style-name="T47">es</text:span><text:span text:style-name="T46">: </text:span><text:span text:style-name="T20">describes all indexes in the database</text:span><text:span text:style-name="T21"> </text:span><text:span text:style-name="T23">(owner, index_name, index_type, table_owner, table_name, ….)</text:span></text:p>
      <text:p text:style-name="P38">]</text:p>
      <text:p text:style-name="P38"/>
      <text:p text:style-name="P44">Lock</text:p>
      <text:p text:style-name="P22"><text:span text:style-name="T47">v$lock: </text:span><text:span text:style-name="T7">This view lists the locks currently held by the Oracle Database and outstanding requests for a lock or latch </text:span><text:span text:style-name="T24">(addr, kaddr, SID, type, ….)</text:span></text:p>
      <text:p text:style-name="P32"/>
      <text:p text:style-name="P17"><text:span text:style-name="T49">T</text:span><text:span text:style-name="T35">ransaction</text:span></text:p>
      <text:p text:style-name="P22"><text:span text:style-name="T44">v$transaction: </text:span><text:span text:style-name="T58">lists the active transactions in the system </text:span><text:span text:style-name="T59">(addr, xidusn, xidslot, xidsqn, ubafil, …)</text:span></text:p>
      <text:p text:style-name="P49"/>
      <text:p text:style-name="P50">Session</text:p>
      <text:p text:style-name="P24"><text:span text:style-name="T48">v$session: </text:span><text:span text:style-name="T25">This view lists session information for each current session </text:span><text:span text:style-name="T26">(saddr, SID, serial#, audsid, ….)</text:span></text:p>
      <text:p text:style-name="P51"/>
      <text:p text:style-name="P50">User</text:p>
      <text:p text:style-name="P24"><text:span text:style-name="T48">dba_users: </text:span><text:span text:style-name="T7">describes all users of the database </text:span><text:span text:style-name="T27">(username, user_id, password, account_status, ….)</text:span></text:p>
      <text:p text:style-name="P52"/>
      <text:p text:style-name="P50">Role</text:p>
      <text:p text:style-name="P24"><text:span text:style-name="T48">dba_roles: </text:span><text:span text:style-name="T7">lists all roles that exist in the database </text:span><text:span text:style-name="T27">(rôle, password_required)</text:span></text:p>
      <text:p text:style-name="P24"><text:span text:style-name="T48">dba_role_privs: </text:span><text:span text:style-name="T7">describes the roles granted to all users and roles in the database </text:span><text:span text:style-name="T27">(grantee, granted_role, admin_option, default_role)</text:span></text:p>
      <text:p text:style-name="P52"/>
      <text:p text:style-name="P50">Privileges [</text:p>
      <text:p text:style-name="P23"><text:span text:style-name="T35"><text:tab/></text:span><text:span text:style-name="T5">Privilege System</text:span></text:p>
      <text:p text:style-name="P24"><text:span text:style-name="T6"><text:tab/><text:tab/></text:span><text:span text:style-name="T48">dba_tab_privs: </text:span><text:span text:style-name="T7">describes all object grants in the database </text:span><text:span text:style-name="T28">(Grantee, owner, table_name, grantor, ….)</text:span></text:p>
      <text:p text:style-name="P53"><text:tab/>Privilege Utilisateur</text:p>
      <text:p text:style-name="P24"><text:soft-page-break/><text:span text:style-name="T6"><text:tab/><text:tab/></text:span><text:span text:style-name="T48">dba_sys_privs: </text:span><text:span text:style-name="T7">describes system privileges granted to users and roles </text:span><text:span text:style-name="T28">(grantee, privilege, admin_option)</text:span></text:p>
      <text:p text:style-name="P50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Neue Helvetica'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4:36:02.804652337</meta:creation-date>
    <dc:date>2019-01-08T18:54:41.110290848</dc:date>
    <meta:editing-duration>PT29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667" meta:character-count="5059" meta:non-whitespace-character-count="4419"/>
  </office:meta>
</office:document-meta>
</file>